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Primary Loads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style-name="ce3" office:value-type="string" calcext:value-type="string">
            <text:p>Rotors</text:p>
          </table:table-cell>
          <table:table-cell table:style-name="Default" office:value-type="string" calcext:value-type="string">
            <text:p>At each rotor mount the loads are simplified to consist of: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1)</text:p>
          </table:table-cell>
          <table:table-cell table:style-name="ce1" office:value-type="string" calcext:value-type="string">
            <text:p><text:s/>A load in the vertical (z) axis with a magnitude equal to ¼ of the max thrust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Max Thrust</text:p>
          </table:table-cell>
          <table:table-cell table:style-name="ce5" office:value-type="float" office:value="255" calcext:value-type="float">
            <text:p>255</text:p>
          </table:table-cell>
          <table:table-cell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rust Per Rotor</text:p>
          </table:table-cell>
          <table:table-cell table:formula="of:=[.D6]/4" office:value-type="float" office:value="63.75" calcext:value-type="float">
            <text:p>63.7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2)</text:p>
          </table:table-cell>
          <table:table-cell table:style-name="ce1" office:value-type="string" calcext:value-type="string">
            <text:p><text:s/>A load in the x-y plane, pointed towards the engine with a magnitude determined by: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)</text:p>
          </table:table-cell>
          <table:table-cell table:style-name="ce1" office:value-type="string" calcext:value-type="string">
            <text:p>differential tension due to the torque on the rotor pulley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Total Power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Hp</text:p>
          </table:table-cell>
          <table:table-cell table:style-name="ce11" table:formula="of:=[.E14]*0.7457" office:value-type="float" office:value="22.371" calcext:value-type="float">
            <text:p>22.37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Power per Rotor</text:p>
          </table:table-cell>
          <table:table-cell table:style-name="ce5" table:formula="of:=[.E14]/4" office:value-type="float" office:value="7.5" calcext:value-type="float">
            <text:p>7.5</text:p>
          </table:table-cell>
          <table:table-cell office:value-type="string" calcext:value-type="string">
            <text:p>Hp</text:p>
          </table:table-cell>
          <table:table-cell table:style-name="ce11" table:formula="of:=[.E15]*0.7457" office:value-type="float" office:value="5.59275" calcext:value-type="float">
            <text:p>5.59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Differential Force</text:p>
          </table:table-cell>
          <table:table-cell table:style-name="ce10" table:formula="of:=[.G16]*0.224809" office:value-type="float" office:value="29.7647116" calcext:value-type="float">
            <text:p>29.76</text:p>
          </table:table-cell>
          <table:table-cell office:value-type="string" calcext:value-type="string">
            <text:p>lbf</text:p>
          </table:table-cell>
          <table:table-cell table:style-name="ce5" office:value-type="float" office:value="132.4" calcext:value-type="float">
            <text:p>132.4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)</text:p>
          </table:table-cell>
          <table:table-cell table:style-name="ce1" office:value-type="string" calcext:value-type="string">
            <text:p>The tension force applied to the belt doubl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Max Belt Tension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lb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Total Force due to Tension</text:p>
          </table:table-cell>
          <table:table-cell table:formula="of:=[.E19]*2" office:value-type="float" office:value="32.08" calcext:value-type="float">
            <text:p>32.08</text:p>
          </table:table-cell>
          <table:table-cell office:value-type="string" calcext:value-type="string">
            <text:p>lb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-Y Plane Forces</text:p>
          </table:table-cell>
          <table:table-cell table:style-name="ce7" table:formula="of:=[.E16]+[.E20]" office:value-type="float" office:value="61.8447116" calcext:value-type="float">
            <text:p>61.84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/>
          <table:table-cell table:style-name="ce5" office:value-type="string" calcext:value-type="string">
            <text:p>dx</text:p>
          </table:table-cell>
          <table:table-cell table:style-name="ce5" office:value-type="string" calcext:value-type="string">
            <text:p>dy</text:p>
          </table:table-cell>
          <table:table-cell table:style-name="ce5" office:value-type="string" calcext:value-type="string">
            <text:p>dz</text:p>
          </table:table-cell>
          <table:table-cell table:style-name="ce5" office:value-type="string" calcext:value-type="string">
            <text:p>m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1</text:p>
          </table:table-cell>
          <table:table-cell table:style-name="ce8" table:formula="of:=[.H24]/[.$K24]" office:value-type="float" office:value="0.794973722784911" calcext:value-type="float">
            <text:p>0.795</text:p>
          </table:table-cell>
          <table:table-cell table:style-name="ce8" table:formula="of:=[.I24]/[.$K24]" office:value-type="float" office:value="0.606643865939069" calcext:value-type="float">
            <text:p>0.607</text:p>
          </table:table-cell>
          <table:table-cell table:style-name="ce8" table:formula="of:=[.J24]/[.$K24]" office:value-type="float" office:value="0" calcext:value-type="float">
            <text:p>0.000</text:p>
          </table:table-cell>
          <table:table-cell/>
          <table:table-cell table:style-name="ce12" table:formula="of:=2.625-(-31.938)" office:value-type="float" office:value="34.563" calcext:value-type="float">
            <text:p>34.563</text:p>
          </table:table-cell>
          <table:table-cell table:style-name="ce12" table:formula="of:=0-(-26.375)" office:value-type="float" office:value="26.375" calcext:value-type="float">
            <text:p>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4]^2+[.I24]^2+[.J24]^2)" office:value-type="float" office:value="43.4769087447578" calcext:value-type="float">
            <text:p>43.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2</text:p>
          </table:table-cell>
          <table:table-cell table:style-name="ce8" table:formula="of:=[.H25]/[.$K25]" office:value-type="float" office:value="-0.743378627056729" calcext:value-type="float">
            <text:p>-0.743</text:p>
          </table:table-cell>
          <table:table-cell table:style-name="ce8" table:formula="of:=[.I25]/[.$K25]" office:value-type="float" office:value="0.66887085213459" calcext:value-type="float">
            <text:p>0.669</text:p>
          </table:table-cell>
          <table:table-cell table:style-name="ce8" table:formula="of:=[.J25]/[.$K25]" office:value-type="float" office:value="0" calcext:value-type="float">
            <text:p>0.000</text:p>
          </table:table-cell>
          <table:table-cell/>
          <table:table-cell table:style-name="ce12" table:formula="of:=2.625-(31.938)" office:value-type="float" office:value="-29.313" calcext:value-type="float">
            <text:p>-29.313</text:p>
          </table:table-cell>
          <table:table-cell table:style-name="ce12" table:formula="of:=0-(-26.375)" office:value-type="float" office:value="26.375" calcext:value-type="float">
            <text:p>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5]^2+[.I25]^2+[.J25]^2)" office:value-type="float" office:value="39.4321264199637" calcext:value-type="float">
            <text:p>39.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3</text:p>
          </table:table-cell>
          <table:table-cell table:style-name="ce8" table:formula="of:=[.H26]/[.$K26]" office:value-type="float" office:value="-0.743378627056729" calcext:value-type="float">
            <text:p>-0.743</text:p>
          </table:table-cell>
          <table:table-cell table:style-name="ce8" table:formula="of:=[.I26]/[.$K26]" office:value-type="float" office:value="-0.66887085213459" calcext:value-type="float">
            <text:p>-0.669</text:p>
          </table:table-cell>
          <table:table-cell table:style-name="ce8" table:formula="of:=[.J26]/[.$K26]" office:value-type="float" office:value="0" calcext:value-type="float">
            <text:p>0.000</text:p>
          </table:table-cell>
          <table:table-cell/>
          <table:table-cell table:style-name="ce12" table:formula="of:=2.625-(31.938)" office:value-type="float" office:value="-29.313" calcext:value-type="float">
            <text:p>-29.313</text:p>
          </table:table-cell>
          <table:table-cell table:style-name="ce12" table:formula="of:=0-(26.375)" office:value-type="float" office:value="-26.375" calcext:value-type="float">
            <text:p>-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6]^2+[.I26]^2+[.J26]^2)" office:value-type="float" office:value="39.4321264199637" calcext:value-type="float">
            <text:p>39.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4</text:p>
          </table:table-cell>
          <table:table-cell table:style-name="ce8" table:formula="of:=[.H27]/[.$K27]" office:value-type="float" office:value="0.794973722784911" calcext:value-type="float">
            <text:p>0.795</text:p>
          </table:table-cell>
          <table:table-cell table:style-name="ce8" table:formula="of:=[.I27]/[.$K27]" office:value-type="float" office:value="-0.606643865939069" calcext:value-type="float">
            <text:p>-0.607</text:p>
          </table:table-cell>
          <table:table-cell table:style-name="ce8" table:formula="of:=[.J27]/[.$K27]" office:value-type="float" office:value="0" calcext:value-type="float">
            <text:p>0.000</text:p>
          </table:table-cell>
          <table:table-cell/>
          <table:table-cell table:style-name="ce12" table:formula="of:=2.625-(-31.938)" office:value-type="float" office:value="34.563" calcext:value-type="float">
            <text:p>34.563</text:p>
          </table:table-cell>
          <table:table-cell table:style-name="ce12" table:formula="of:=0-(26.375)" office:value-type="float" office:value="-26.375" calcext:value-type="float">
            <text:p>-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7]^2+[.I27]^2+[.J27]^2)" office:value-type="float" office:value="43.4769087447578" calcext:value-type="float">
            <text:p>43.477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style-name="ce3" office:value-type="string" calcext:value-type="string">
            <text:p>Component Weights</text:p>
          </table:table-cell>
          <table:table-cell table:style-name="Default"/>
          <table:table-cell table:style-name="Default" office:value-type="string" calcext:value-type="string">
            <text:p>All component weights are applied in the vertical direction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/>
          <table:table-cell table:style-name="ce3"/>
          <table:table-cell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/>
          <table:table-cell office:value-type="string" calcext:value-type="string">
            <text:p>Direction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/>
          <table:table-cell/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gine with Pulley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ttery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haust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s Tank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nsioner 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nsioner 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35:.D48])" office:value-type="float" office:value="162" calcext:value-type="float">
            <text:p>16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6:31:11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5-02T19:48:31.634000000</meta:creation-date>
    <meta:generator>LibreOffice/5.0.4.2$Windows_x86 LibreOffice_project/2b9802c1994aa0b7dc6079e128979269cf95bc78</meta:generator>
    <dc:date>2016-05-04T07:04:04.567000000</dc:date>
    <dc:creator>Peter McCloud</dc:creator>
    <meta:editing-duration>PT1H3M57S</meta:editing-duration>
    <meta:editing-cycles>15</meta:editing-cycles>
    <meta:document-statistic meta:table-count="1" meta:cell-count="143" meta:object-count="0"/>
  </office:meta>
</office:document-meta>
</file>